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Textbody" style:family="paragraph">
      <style:paragraph-properties fo:line-height="150%"/>
      <style:text-properties fo:font-size="16pt" style:font-size-asian="16pt" style:font-size-complex="16pt"/>
    </style:style>
    <style:style style:name="P3" style:parent-style-name="Textbody" style:family="paragraph">
      <style:paragraph-properties fo:line-height="150%"/>
      <style:text-properties fo:font-size="16pt" style:font-size-asian="16pt" style:font-size-complex="16pt"/>
    </style:style>
    <style:style style:name="P4" style:parent-style-name="Textbody" style:family="paragraph">
      <style:paragraph-properties fo:line-height="150%"/>
      <style:text-properties fo:font-size="16pt" style:font-size-asian="16pt" style:font-size-complex="16pt"/>
    </style:style>
    <style:style style:name="TableColumn6" style:family="table-column">
      <style:table-column-properties style:column-width="3.3465in" style:use-optimal-column-width="false"/>
    </style:style>
    <style:style style:name="TableColumn7" style:family="table-column">
      <style:table-column-properties style:column-width="3.3465in" style:use-optimal-column-width="false"/>
    </style:style>
    <style:style style:name="Table5" style:family="table">
      <style:table-properties style:width="6.693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 style:family="table-cell">
      <style:table-cell-properties fo:border="0.0034in solid #000000" style:writing-mode="lr-tb" fo:padding-top="0.0381in" fo:padding-left="0.0381in" fo:padding-bottom="0.0381in" fo:padding-right="0.0381in"/>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 style:parent-style-name="Textbody" style:family="paragraph">
      <style:paragraph-properties fo:line-height="150%"/>
      <style:text-properties fo:font-size="16pt" style:font-size-asian="16pt" style:font-size-complex="16pt"/>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Textbody" style:family="paragraph">
      <style:paragraph-properties fo:line-height="150%"/>
      <style:text-properties fo:font-size="16pt" style:font-size-asian="16pt" style:font-size-complex="16pt"/>
    </style:style>
    <style:style style:name="P24" style:parent-style-name="Textbody" style:family="paragraph">
      <style:paragraph-properties fo:line-height="150%"/>
      <style:text-properties fo:font-size="16pt" style:font-size-asian="16pt" style:font-size-complex="16pt"/>
    </style:style>
    <style:style style:name="P25" style:parent-style-name="Textbody" style:family="paragraph">
      <style:paragraph-properties fo:line-height="150%"/>
      <style:text-properties fo:font-size="16pt" style:font-size-asian="16pt" style:font-size-complex="16pt"/>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font-size="16pt" style:font-size-asian="16pt" style:font-size-complex="16pt"/>
    </style:style>
    <style:style style:name="T29" style:parent-style-name="Fuentedepárrafopredeter." style:family="text">
      <style:text-properties fo:language="en" fo:country="US"/>
    </style:style>
    <style:style style:name="T30" style:parent-style-name="Fuentedepárrafopredeter." style:family="text">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font-size="16pt" style:font-size-asian="16pt" style:font-size-complex="16pt"/>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size="16pt" style:font-size-asian="16pt" style:font-size-complex="16pt"/>
    </style:style>
    <style:style style:name="P36" style:parent-style-name="Standard" style:family="paragraph">
      <style:text-properties fo:font-size="16pt" style:font-size-asian="16pt" style:font-size-complex="16pt"/>
    </style:style>
    <style:style style:name="P37" style:parent-style-name="Standard" style:family="paragraph">
      <style:text-properties fo:font-size="16pt" style:font-size-asian="16pt" style:font-size-complex="16pt"/>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size="16pt" style:font-size-asian="16pt" style:font-size-complex="16pt"/>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font-size="16pt" style:font-size-asian="16pt" style:font-size-complex="16pt"/>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size="16pt" style:font-size-asian="16pt" style:font-size-complex="16pt"/>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size="16pt" style:font-size-asian="16pt" style:font-size-complex="16pt"/>
    </style:style>
    <style:style style:name="P54" style:parent-style-name="Standard" style:family="paragraph">
      <style:text-properties fo:font-size="16pt" style:font-size-asian="16pt" style:font-size-complex="16pt"/>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T57" style:parent-style-name="Fuentedepárrafopredeter." style:family="text">
      <style:text-properties fo:font-size="16pt" style:font-size-asian="16pt" style:font-size-complex="16pt"/>
    </style:style>
  </office:automatic-styles>
  <office:body>
    <office:text text:use-soft-page-breaks="true">
      <text:p text:style-name="P1">Git: configuraciones posteriores a la instalación</text:p>
      <text:p text:style-name="Standard"/>
      <text:p text:style-name="P2">Averigüemos cómo configurar Git después de su instalación. Usamos el comando git config para actuar sobre las variables globales de Git definiendo una nueva identidad y configurando un editor predeterminado para nuestros proyectos.</text:p>
      <text:p text:style-name="Standard"/>
      <text:p text:style-name="Standard"/>
      <text:p text:style-name="P3">Independientemente de la plataforma de referencia, una vez que Git se haya integrado en su sistema operativo, será posible personalizar la instalación realizada a través de algunas configuraciones que se realizarán a través de una función especialmente dedicada git config. Posteriormente, estas configuraciones pueden modificarse de acuerdo con las necesidades relacionadas con su proyecto, cualquier actualización del DVCS no dará lugar a su alteración, por lo que las operaciones descritas no deben repetirse excepto por iniciativa del usuario.</text:p>
      <text:p text:style-name="Standard"/>
      <text:p text:style-name="P4">git config básicamente se trata de potenciar y cargar las variables de entorno necesarias para el funcionamiento y uso de la aplicación dentro de los archivos destinados a almacenarlas; en detalle, estos últimos se denominan:</text:p>
      <text:p text:style-name="Standard"/>
      <table:table table:style-name="Table5">
        <table:table-columns>
          <table:table-column table:style-name="TableColumn6"/>
          <table:table-column table:style-name="TableColumn7"/>
        </table:table-columns>
        <table:table-row table:style-name="TableRow8">
          <table:table-cell table:style-name="TableCell9">
            <text:p text:style-name="Standard">Archivo</text:p>
          </table:table-cell>
          <table:table-cell table:style-name="TableCell10">
            <text:p text:style-name="Standard">Descripción</text:p>
          </table:table-cell>
        </table:table-row>
        <table:table-row table:style-name="TableRow11">
          <table:table-cell table:style-name="TableCell12">
            <text:p text:style-name="Standard">git config</text:p>
          </table:table-cell>
          <table:table-cell table:style-name="TableCell13">
            <text:p text:style-name="Standard">Conservado /etc presenta información sobre todos los usuarios existentes y los repositorios asociados.</text:p>
          </table:table-cell>
        </table:table-row>
        <table:table-row table:style-name="TableRow14">
          <table:table-cell table:style-name="TableCell15">
            <text:p text:style-name="Standard">~/.git config</text:p>
          </table:table-cell>
          <table:table-cell table:style-name="TableCell16">
            <text:p text:style-name="Standard">Contiene los ajustes de configuración del usuario actual.</text:p>
          </table:table-cell>
        </table:table-row>
        <table:table-row table:style-name="TableRow17">
          <table:table-cell table:style-name="TableCell18">
            <text:p text:style-name="Standard">.git/config</text:p>
          </table:table-cell>
          <table:table-cell table:style-name="TableCell19">
            <text:p text:style-name="Standard">Está contenido en el directorio de Git y es específico para cada repositorio.</text:p>
          </table:table-cell>
        </table:table-row>
      </table:table>
      <text:p text:style-name="Standard"/>
      <text:p text:style-name="Standard"><text:tab/></text:p>
      <text:p text:style-name="Standard"><text:tab/></text:p>
      <text:soft-page-break/>
      <text:p text:style-name="Standard"><text:tab/></text:p>
      <text:p text:style-name="P20">Las directivas escritas dentro de estos archivos siguen un orden de prioridad que provoca anulaciones (esencialmente anulaciones en tiempo de ejecución) para evitar posibles conflictos, por lo que las configuraciones definidas para un solo repositorio tendrán prioridad sobre las generales informadas en git config.</text:p>
      <text:p text:style-name="Standard"/>
      <text:p text:style-name="P21">Creando una cuenta</text:p>
      <text:p text:style-name="P22"/>
      <text:p text:style-name="P23">En Git, los commits, que básicamente consisten en almacenar instantáneas de un proyecto, se refieren a quién las hizo; por lo tanto, a cada colaborador se le debe proporcionar un nombre de usuario y una dirección de correo electrónico que definen su identidad, información que al generar una cuenta pasará a formar parte de las variables globales utilizadas durante las sesiones de trabajo.</text:p>
      <text:p text:style-name="P24"/>
      <text:p text:style-name="P25">La sintaxis para definir el nombre de usuario requiere el uso de una instrucción basada en la funcionalidad antes mencionada a la que se le debe pasar git config la opción –global seguida del atributo y el parámetro delimitado por comillas simples o dobles que representa la cadena elegida por el usuario. user.name. Entonces, si, por ejemplo, desea asociar el nombre de usuario "Pepito" con su cuenta, deberá escribir una instrucción como la siguiente desde el Bash:</text:p>
      <text:p text:style-name="Standard"/>
      <text:p text:style-name="P26">$ git config --global user.name 'Pepito'</text:p>
      <text:p text:style-name="P27"/>
      <text:p text:style-name="P28">Mismo procedimiento, con alguna diferencia, en lo que respecta al correo electrónico, cuya configuración implica el uso de git config y de la opción –global seguida de user.email y de una dirección de correo electrónico pasada como argumento y no delimitada por comillas.</text:p>
      <text:p text:style-name="Standard"/>
      <text:p text:style-name="Standard"><text:span text:style-name="T29">$ git config --global user.email<text:s/></text:span><text:a xlink:href="mailto:Pepito@latuaemail.com" office:target-frame-name="_top" xlink:show="replace"><text:span text:style-name="T30">Pepito@tuemail.com</text:span></text:a></text:p>
      <text:p text:style-name="P31"/>
      <text:p text:style-name="P32">Antes de continuar, es bueno tener en cuenta que el uso de Git requiere un uso frecuente de la línea de comandos, por lo tanto, recuerda que incluso la aplicación Bash, al igual que sucede con las terminales y los avisos de las plataformas más populares, admite el autocompletado de instrucciones y sugerencias para completar comandos usando la tecla [Tab].</text:p>
      <text:p text:style-name="Standard"/>
      <text:p text:style-name="Standard"/>
      <text:p text:style-name="Standard"/>
      <text:p text:style-name="Standard"/>
      <text:p text:style-name="P33">Consejos para completar comandos de Bash</text:p>
      <text:p text:style-name="P34"/>
      <text:p text:style-name="P35">Para verificar que la información relativa a la identidad elegida se haya registrado correctamente, es posible utilizar la función ya conocida git config seguida del tema relacionado con la configuración que desea verificar; para verificar el nombre de usuario, puede usar una instrucción como la siguiente:</text:p>
      <text:p text:style-name="Standard"/>
      <text:p text:style-name="Standard">$ git config user.name</text:p>
      <text:p text:style-name="P36"/>
      <text:p text:style-name="P37">Entonces será suficiente un simple cambio en el tema utilizado para realizar la misma verificación en el correo electrónico:</text:p>
      <text:p text:style-name="Standard"/>
      <text:p text:style-name="Standard">$ git config user.email</text:p>
      <text:p text:style-name="Standard"/>
      <text:p text:style-name="Standard"/>
      <text:p text:style-name="P38">Verificar la información asociada con una cuenta</text:p>
      <text:p text:style-name="P39"/>
      <text:p text:style-name="P40">La creación de una cuenta define una identidad que pasará a formar parte de la información global del DVCS, pero esto no significa que los datos asociados a ella sean inmutables; una actualización de la aplicación no modificará los valores de usuario y correo electrónico, pero el usuario puede hacerlo en cualquier momento siguiendo las instrucciones descritas anteriormente con diferentes parámetros. Si para un proyecto específico prefiere utilizar una identidad diferente a la definida en la fase de configuración, puede proceder con la misma sintaxis omitiendo la opción --global.</text:p>
      <text:p text:style-name="Standard"/>
      <text:p text:style-name="P41">$ git config user.name 'newuser'</text:p>
      <text:p text:style-name="P42">$ git config user.email newuser@tuemail.com</text:p>
      <text:p text:style-name="P43"/>
      <text:soft-page-break/>
      <text:p text:style-name="P44">Estas instrucciones esencialmente anularán la información de la cuenta para el proyecto actual, sin cambiar la información registrada en las variables globales.</text:p>
      <text:p text:style-name="Standard"/>
      <text:p text:style-name="Standard"/>
      <text:p text:style-name="P45">Anular una identidad en Git</text:p>
      <text:p text:style-name="P46"/>
      <text:p text:style-name="P47">Para ver una lista completa de las configuraciones relacionadas con su instalación, simplemente use nuevamente git config pasándoles la opción --list:</text:p>
      <text:p text:style-name="Standard"/>
      <text:p text:style-name="P48">$ git config --list</text:p>
      <text:p text:style-name="P49">...</text:p>
      <text:p text:style-name="P50">user.name=Pepito</text:p>
      <text:p text:style-name="Standard">user.mail=Pepito@tuemail.com</text:p>
      <text:p text:style-name="P51"/>
      <text:p text:style-name="P52">Definir un editor predeterminado</text:p>
      <text:p text:style-name="Standard"/>
      <text:p text:style-name="P53">Para satisfacer las necesidades del usuario y aumentar el nivel de productividad de las sesiones de trabajo, Git te permite definir un editor por defecto con el que operar tus proyectos. Para ello será posible utilizar una instrucción de Bash basada también esta vez en git config y la opción a la que pasar el nombre del ejecutable del editor elegido –global como valor del argumento: core.editor</text:p>
      <text:p text:style-name="Standard"/>
      <text:p text:style-name="Standard">$ git config --global core.editor emacs</text:p>
      <text:p text:style-name="Standard"/>
      <text:p text:style-name="P54">En el caso del ejemplo propuesto, se presentó el caso de Emacs en Linux, en Windows se puede optar por una alternativa como NotePad++:</text:p>
      <text:p text:style-name="Standard"/>
      <text:p text:style-name="P55">$ git config --global core.editor "\"c:\Program Files (x86)\Notepad++\notepad++.exe\""</text:p>
      <text:p text:style-name="P56"/>
      <text:p text:style-name="Standard"><text:span text:style-name="T57">o su editor favorito en (Mac) OS X; en caso de que decida no utilizar esta configuración, Git utilizará el editor predeterminado del sistema ho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dres Gimenez, Martico Reefer Solutions</dc:creator>
    <meta:creation-date>2022-10-16T12:22:00Z</meta:creation-date>
    <dc:date>2023-01-26T13:26:00Z</dc:date>
    <meta:template xlink:href="Normal.dotm" xlink:type="simple"/>
    <meta:editing-cycles>1</meta:editing-cycles>
    <meta:editing-duration>PT1680S</meta:editing-duration>
    <meta:document-statistic meta:page-count="4" meta:paragraph-count="11" meta:word-count="899" meta:character-count="5834" meta:row-count="41" meta:non-whitespace-character-count="4946"/>
  </office:meta>
</office:document-meta>
</file>